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96bc" officeooo:paragraph-rsid="001896bc"/>
    </style:style>
    <style:style style:name="P2" style:family="paragraph" style:parent-style-name="Standard">
      <style:paragraph-properties fo:text-align="justify" style:justify-single-word="false"/>
      <style:text-properties officeooo:rsid="001896bc" officeooo:paragraph-rsid="001896bc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29303b" style:font-name="open sans" fo:font-size="11.25pt" fo:letter-spacing="normal" fo:font-style="normal" fo:font-weight="bold" officeooo:rsid="001896bc" officeooo:paragraph-rsid="001896bc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29303b" style:font-name="Liberation Serif" fo:font-size="12pt" fo:letter-spacing="normal" fo:font-style="normal" fo:font-weight="normal" officeooo:rsid="001896bc" officeooo:paragraph-rsid="001896bc" style:font-size-asian="10.5pt" style:font-size-complex="12pt"/>
    </style:style>
    <style:style style:name="P5" style:family="paragraph" style:parent-style-name="Text_20_body">
      <style:paragraph-properties fo:text-align="justify" style:justify-single-word="false"/>
      <style:text-properties officeooo:paragraph-rsid="001b27b4"/>
    </style:style>
    <style:style style:name="P6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officeooo:paragraph-rsid="001b27b4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bold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style:font-name="Liberation Serif" fo:font-size="12pt" fo:font-weight="normal" officeooo:rsid="00194168" officeooo:paragraph-rsid="00194168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29303b" style:font-name="open sans" fo:font-size="11.25pt" fo:letter-spacing="normal" fo:font-style="normal"/>
    </style:style>
    <style:style style:name="T2" style:family="text">
      <style:text-properties fo:font-variant="normal" fo:text-transform="none" fo:color="#29303b" style:font-name="open sans" fo:font-size="11.25pt" fo:letter-spacing="normal" fo:font-style="normal" fo:font-weight="bold"/>
    </style:style>
    <style:style style:name="T3" style:family="text">
      <style:text-properties fo:font-variant="normal" fo:text-transform="none" fo:color="#29303b" style:font-name="open sans" fo:font-size="11.25pt" fo:letter-spacing="normal" fo:font-style="normal" fo:font-weight="bold" style:font-weight-asian="normal" style:font-weight-complex="normal"/>
    </style:style>
    <style:style style:name="T4" style:family="text">
      <style:text-properties fo:font-variant="normal" fo:text-transform="none" fo:color="#29303b" style:font-name="open sans" fo:font-size="11.25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29303b" style:font-name="open sans" fo:font-size="11.25pt" fo:letter-spacing="normal" fo:font-style="normal" fo:font-weight="normal"/>
    </style:style>
    <style:style style:name="T6" style:family="text">
      <style:text-properties fo:font-variant="normal" fo:text-transform="none" fo:color="#29303b" style:font-name="open sans" fo:font-size="11.2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9303b" style:font-name="open sans" fo:font-size="11.25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9303b" style:font-name="open sans" fo:letter-spacing="normal" fo:font-style="normal"/>
    </style:style>
    <style:style style:name="T9" style:family="text">
      <style:text-properties fo:font-variant="normal" fo:text-transform="none" fo:color="#29303b" fo:font-size="11.25pt" fo:letter-spacing="normal" fo:font-style="normal" fo:font-weight="bold"/>
    </style:style>
    <style:style style:name="T10" style:family="text">
      <style:text-properties fo:font-variant="normal" fo:text-transform="none" fo:color="#29303b" fo:letter-spacing="normal"/>
    </style:style>
    <style:style style:name="T11" style:family="text">
      <style:text-properties fo:font-variant="normal" fo:text-transform="none" fo:color="#29303b" fo:letter-spacing="normal" fo:font-style="normal"/>
    </style:style>
    <style:style style:name="T12" style:family="text">
      <style:text-properties fo:font-variant="normal" fo:text-transform="none" fo:color="#29303b" fo:letter-spacing="normal" fo:font-style="normal" fo:font-weight="bold"/>
    </style:style>
    <style:style style:name="T13" style:family="text">
      <style:text-properties fo:font-variant="normal" fo:text-transform="none" fo:color="#29303b" fo:letter-spacing="normal" style:font-weight-asian="normal" style:font-weight-complex="normal"/>
    </style:style>
    <style:style style:name="T14" style:family="text">
      <style:text-properties fo:font-variant="normal" fo:text-transform="none" fo:color="#29303b" style:font-name="Liberation Serif" fo:font-size="12pt" fo:letter-spacing="normal" fo:font-style="normal" fo:font-weight="normal" officeooo:rsid="001b27b4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29303b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29303b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1b27b4" style:font-size-asian="12pt" style:font-weight-asian="normal" style:font-size-complex="12pt" style:font-weight-complex="normal"/>
    </style:style>
    <style:style style:name="T20" style:family="text">
      <style:text-properties officeooo:rsid="001b27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6 – Functions Section Review</text:p>
      <text:p text:style-name="P1"/>
      <text:p text:style-name="P3">What is a function?</text:p>
      <text:p text:style-name="P4"><text:span text:style-name="T17">A function is a collection of one or more statements that accomplishes a goal or task. It is a procedure of set of steps. It allows for code organisation and code reuse. In Python a function is an object. It can accept inputs, called arguments, and return outputs, called return values.</text:span></text:p>
      <text:p text:style-name="P5"><text:span text:style-name="T14">DS SOLUTION: </text:span><text:span text:style-name="T6">A </text:span><text:span text:style-name="Strong_20_Emphasis"><text:span text:style-name="T2">function</text:span></text:span><text:span text:style-name="Strong_20_Emphasis"><text:span text:style-name="T3"> </text:span></text:span><text:span text:style-name="T6">is a collection of 1 or more Python statements. It is an organized chunk of code that can be reused throughout a program.</text:span></text:p>
      <text:p text:style-name="P8"><text:span text:style-name="T2">Tell me a little about </text:span><text:span text:style-name="Strong_20_Emphasis"><text:span text:style-name="T2">parameters</text:span></text:span><text:span text:style-name="T2">, </text:span><text:span text:style-name="Strong_20_Emphasis"><text:span text:style-name="T2">arguments</text:span></text:span><text:span text:style-name="T2">, and </text:span><text:span text:style-name="Strong_20_Emphasis"><text:span text:style-name="T2">return values</text:span></text:span><text:span text:style-name="T2">.</text:span></text:p>
      <text:p text:style-name="P11"><text:span text:style-name="T11">A parameter is an expected input into a function.</text:span></text:p>
      <text:p text:style-name="P6">An argument is the actual value we provide when the function is invoked.</text:p>
      <text:p text:style-name="Text_20_body"><text:span text:style-name="T18">A return value is the output of a function based on the argument inputted into the function.</text:span></text:p>
      <text:p text:style-name="P7"><text:span text:style-name="T19">DS SOLUTION: </text:span><text:span text:style-name="T7">A </text:span><text:span text:style-name="Strong_20_Emphasis"><text:span text:style-name="T4">parameter</text:span></text:span><text:span text:style-name="Strong_20_Emphasis"><text:span text:style-name="T15"> </text:span></text:span><text:span text:style-name="T7">is a name for an expected input to a function. The </text:span><text:span text:style-name="Strong_20_Emphasis"><text:span text:style-name="T4">argument</text:span></text:span><text:span text:style-name="Strong_20_Emphasis"><text:span text:style-name="T15"> </text:span></text:span><text:span text:style-name="T7">is the actual value passed in for a parameter. A </text:span><text:span text:style-name="Strong_20_Emphasis"><text:span text:style-name="T4">return value</text:span></text:span><text:span text:style-name="Strong_20_Emphasis"><text:span text:style-name="T15"> </text:span></text:span><text:span text:style-name="T7">is the output of a function.</text:span></text:p>
      <text:p text:style-name="P9">What is a default argument? How do you define one?</text:p>
      <text:p text:style-name="P10">A default argument is a fallback argument that is passed to a function if an explicit value is not provided for a parameter.</text:p>
      <text:p text:style-name="Text_20_body">This is defined by using an = sign within the parentheses of the function following the parameter eg:</text:p>
      <text:p text:style-name="Text_20_body">def add(a = 0, b = 1)</text:p>
      <text:p text:style-name="Text_20_body"><text:s text:c="4"/>return a + b</text:p>
      <text:p text:style-name="P7"><text:span text:style-name="T20">DS SOLUTION: </text:span><text:span text:style-name="T5">A </text:span><text:span text:style-name="Strong_20_Emphasis"><text:span text:style-name="T2">default argument </text:span></text:span><text:span text:style-name="T5">is a fallback value that will be passed to a parameter if an argument is not passed during function invocation.</text:span></text:p>
      <text:p text:style-name="P8"><text:span text:style-name="T2">What data type represents </text:span><text:span text:style-name="Emphasis"><text:span text:style-name="T2">nothingness </text:span></text:span><text:span text:style-name="T2">or </text:span><text:span text:style-name="Emphasis"><text:span text:style-name="T2">nonexistence </text:span></text:span><text:span text:style-name="T2">or </text:span><text:span text:style-name="Emphasis"><text:span text:style-name="T2">emptiness</text:span></text:span><text:span text:style-name="T2">?</text:span></text:p>
      <text:p text:style-name="P12"><text:span text:style-name="T11">NoneType – typed as None</text:span></text:p>
      <text:p text:style-name="P8"><text:span text:style-name="T2">What is the difference between </text:span><text:span text:style-name="Strong_20_Emphasis"><text:span text:style-name="T2">positional arguments </text:span></text:span><text:span text:style-name="T2">and </text:span><text:span text:style-name="Strong_20_Emphasis"><text:span text:style-name="T2">keyword arguments</text:span></text:span><text:span text:style-name="T2">?</text:span></text:p>
      <text:p text:style-name="P8"><text:span text:style-name="T2">A positional argument is based on the position within the function definition.</text:span></text:p>
      <text:p text:style-name="Text_20_body">A keyword argument is where we specifically define what the parameters are in the function.</text:p>
      <text:p text:style-name="Text_20_body">eg a function add(a, b)</text:p>
      <text:p text:style-name="Text_20_body">add(4, 6) is a positional argument as the arguments are based on their position within the function definition.</text:p>
      <text:p text:style-name="Text_20_body">add(b = 6, a = 4) is a keyword argument as we are specifically defining what the parameters are.</text:p>
      <text:p text:style-name="P7"><text:soft-page-break/><text:span text:style-name="T20">DS SOLUTION: </text:span><text:span text:style-name="T5">A </text:span><text:span text:style-name="Strong_20_Emphasis"><text:span text:style-name="T2">positional argument </text:span></text:span><text:span text:style-name="T5">is passed to a function by sequence (the order of expected arguments). A </text:span><text:span text:style-name="Strong_20_Emphasis"><text:span text:style-name="T2">keyword argument </text:span></text:span><text:span text:style-name="T5">is passed to a function by a keyword identifier.</text:span></text:p>
      <text:p text:style-name="P8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1:49:44.127887785</meta:creation-date>
    <dc:date>2020-03-18T12:22:04.229196075</dc:date>
    <meta:editing-duration>PT1M8S</meta:editing-duration>
    <meta:editing-cycles>1</meta:editing-cycles>
    <meta:document-statistic meta:table-count="0" meta:image-count="0" meta:object-count="0" meta:page-count="2" meta:paragraph-count="24" meta:word-count="378" meta:character-count="2133" meta:non-whitespace-character-count="1773"/>
    <meta:generator>LibreOffice/6.0.7.3$Linux_X86_64 LibreOffice_project/00m0$Build-3</meta:generator>
  </office:meta>
</office:document-meta>
</file>